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D000002CA99759E11F8C43FE3.png" manifest:media-type="image/png"/>
  <manifest:file-entry manifest:full-path="Pictures/1000000100000605000003B390E867D3087CA9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09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-color="#ffffff" draw:textarea-horizontal-align="justify" draw:textarea-vertical-align="middle" draw:auto-grow-height="false" fo:min-height="0.2291in" fo:min-width="0.395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 1" draw:style-name="gr4" draw:text-style-name="P5" svg:width="0.3961in" svg:height="0.2295in" svg:x="6.2854in" svg:y="3.8799in"><text:p/><draw:enhanced-geometry svg:viewBox="0 0 21600 21600" draw:type="rectangle" draw:enhanced-path="M 0 0 L 21600 0 21600 21600 0 21600 0 0 Z N"/></draw:custom-shape><draw:line text:anchor-type="paragraph" draw:z-index="3" draw:name="Line 1" draw:style-name="gr3" draw:text-style-name="P4" svg:x1="5.6917in" svg:y1="5.411in" svg:x2="5.9209in" svg:y2="5.5882in"><text:p/></draw:line><draw:line text:anchor-type="paragraph" draw:z-index="4" draw:name="Line 2" draw:style-name="gr3" draw:text-style-name="P4" svg:x1="7.9417in" svg:y1="5.1193in" svg:x2="8.2126in" svg:y2="5.2965in"><text:p/></draw:line><draw:line text:anchor-type="paragraph" draw:z-index="5" draw:name="Line 3" draw:style-name="gr3" draw:text-style-name="P4" svg:x1="5.6602in" svg:y1="4.7858in" svg:x2="5.8894in" svg:y2="4.5984in"><text:p/></draw:line><draw:line text:anchor-type="paragraph" draw:z-index="6" draw:name="Line 4" draw:style-name="gr3" draw:text-style-name="P4" svg:x1="7.7748in" svg:y1="4.7965in" svg:x2="7.4937in" svg:y2="4.6091in"><text:p/></draw:line><draw:frame text:anchor-type="paragraph" draw:z-index="7" draw:name="Text Frame 1" draw:style-name="gr2" draw:text-style-name="P3" svg:width="0.2504in" svg:height="0.2567in" svg:x="5.9209in" svg:y="5.3319in"><draw:text-box><text:p><text:span text:style-name="T2">0</text:span></text:p></draw:text-box></draw:frame><draw:frame text:anchor-type="paragraph" draw:z-index="8" draw:name="Text Frame 2" draw:style-name="gr2" draw:text-style-name="P3" svg:width="0.2504in" svg:height="0.2567in" svg:x="8.15in" svg:y="5.0402in"><draw:text-box><text:p><text:span text:style-name="T2">0</text:span></text:p></draw:text-box></draw:frame><draw:frame text:anchor-type="paragraph" draw:z-index="9" draw:name="Text Frame 3" draw:style-name="gr2" draw:text-style-name="P3" svg:width="0.2504in" svg:height="0.2567in" svg:x="7.3689in" svg:y="4.3528in"><draw:text-box><text:p><text:span text:style-name="T2">0</text:span></text:p></draw:text-box></draw:frame><draw:frame text:anchor-type="paragraph" draw:z-index="10" draw:name="Text Frame 4" draw:style-name="gr2" draw:text-style-name="P3" svg:width="0.2504in" svg:height="0.2567in" svg:x="5.7228in" svg:y="4.4256in"><draw:text-box><text:p><text:span text:style-name="T2">0</text:span></text:p></draw:text-box></draw:frame><draw:frame text:anchor-type="paragraph" draw:z-index="11" draw:name="Text Frame 5" draw:style-name="gr1" draw:text-style-name="P2" svg:width="0.8441in" svg:height="0.1606in" svg:x="6.0874in" svg:y="3.8728in"><draw:text-box><text:p text:style-name="P1"><text:span text:style-name="T1">min(0,0)=0</text:span></text:p></draw:text-box></draw:frame><draw:frame draw:style-name="fr2" draw:name="Image1" text:anchor-type="char" svg:width="10.2925in" svg:height="7.3654in" draw:z-index="0"><draw:image xlink:href="Pictures/1000000100000605000003B390E867D3087CA91E.png" xlink:type="simple" xlink:show="embed" xlink:actuate="onLoad" draw:mime-type="image/png"/></draw:frame><draw:frame draw:style-name="fr1" draw:name="Image2" text:anchor-type="char" svg:x="5.5717in" svg:y="3.8728in" svg:width="2.3071in" svg:height="1.4543in" draw:z-index="2"><draw:image xlink:href="Pictures/100000010000046D000002CA99759E11F8C43F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7:17:31.777524959</meta:creation-date>
    <dc:date>2024-08-20T17:36:23.855492258</dc:date>
    <meta:editing-duration>PT6M12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